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5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22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10"/>
    <style:style style:name="ce3" style:family="table-cell" style:parent-style-name="Default" style:data-style-name="N108"/>
    <style:style style:name="ce4" style:family="table-cell" style:parent-style-name="Default" style:data-style-name="N109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table:number-columns-spanned="2" table:number-rows-spanned="1">
            <text:p>option, stock &amp; risk_free_rate</text:p>
          </table:table-cell>
          <table:covered-table-cell/>
          <table:table-cell/>
          <table:table-cell table:style-name="ce1" office:value-type="string" table:number-columns-spanned="2" table:number-rows-spanned="1">
            <text:p>stock_trade &amp; rate_trade</text:p>
          </table:table-cell>
          <table:covered-table-cell/>
          <table:table-cell/>
          <table:table-cell table:style-name="ce1" office:value-type="string" table:number-columns-spanned="2" table:number-rows-spanned="1">
            <text:p>bs_delta</text:p>
          </table:table-cell>
          <table:covered-table-cell/>
          <table:table-cell table:number-columns-repeated="6"/>
        </table:table-row>
        <table:table-row table:style-name="ro1">
          <table:table-cell office:value-type="string">
            <text:p>Call or put?</text:p>
          </table:table-cell>
          <table:table-cell table:number-columns-repeated="2"/>
          <table:table-cell office:value-type="string">
            <text:p>rT</text:p>
          </table:table-cell>
          <table:table-cell table:style-name="ce2" table:formula="oooc:=r*T" office:value-type="float" office:value="0.05">
            <text:p>0.0500</text:p>
          </table:table-cell>
          <table:table-cell/>
          <table:table-cell office:value-type="string">
            <text:p>d1</text:p>
          </table:table-cell>
          <table:table-cell table:style-name="ce3" table:formula="oooc:=(LN(S/K)+((r*T+T*((v*v)/2))))/(v*POWER(T;0.5))" office:value-type="float" office:value="0.769262628106031">
            <text:p>0.7692626281</text:p>
          </table:table-cell>
          <table:table-cell/>
          <table:table-cell office:value-type="string">
            <text:p>gamma</text:p>
          </table:table-cell>
          <table:table-cell table:formula="oooc:=[.H4]/([.B3]*[.B6]*SQRT([.B7]))" office:value-type="float" office:value="0.131173576014591">
            <text:p>0.13</text:p>
          </table:table-cell>
          <table:table-cell/>
          <table:table-cell office:value-type="string">
            <text:p>price call</text:p>
          </table:table-cell>
          <table:table-cell table:formula="oooc:=So*N_pd1 - ( K*EXP(-r*T) * N_pd2)" office:value-type="float" office:value="4.75942239293527">
            <text:p>4.76</text:p>
          </table:table-cell>
        </table:table-row>
        <table:table-row table:style-name="ro2">
          <table:table-cell office:value-type="string">
            <text:p>Stock Price(S)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KerT</text:p>
          </table:table-cell>
          <table:table-cell table:style-name="ce2" table:formula="oooc:=K*EXP(-r*T)" office:value-type="float" office:value="38.0491769800286">
            <text:p>38.0492</text:p>
          </table:table-cell>
          <table:table-cell/>
          <table:table-cell office:value-type="string">
            <text:p>d2</text:p>
          </table:table-cell>
          <table:table-cell table:style-name="ce3" table:formula="oooc:=(LN(S/K)+((r-((v*v)/2))*T))/(v*POWER(T;0.5))" office:value-type="float" office:value="0.627841271868722">
            <text:p>0.6278412719</text:p>
          </table:table-cell>
          <table:table-cell/>
          <table:table-cell office:value-type="string">
            <text:p>vega</text:p>
          </table:table-cell>
          <table:table-cell table:formula="oooc:=[.B3]*[.H4]*SQRT([.B7])" office:value-type="float" office:value="23.1390188089739">
            <text:p>23.14</text:p>
          </table:table-cell>
          <table:table-cell/>
          <table:table-cell office:value-type="string">
            <text:p>price put</text:p>
          </table:table-cell>
          <table:table-cell table:formula="oooc:=(K*EXP(-r*T) * N_pd2) - ( So*[.H6])" office:value-type="float" office:value="18.6876060463789">
            <text:p>18.69</text:p>
          </table:table-cell>
        </table:table-row>
        <table:table-row table:style-name="ro2">
          <table:table-cell office:value-type="string">
            <text:p>Strike Price (K)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rKerT</text:p>
          </table:table-cell>
          <table:table-cell table:style-name="ce2" table:formula="oooc:=r*K*EXP(-'rT')" office:value-type="float" office:value="3.80491769800286">
            <text:p>3.8049</text:p>
          </table:table-cell>
          <table:table-cell/>
          <table:table-cell office:value-type="string">
            <text:p>N_pd1</text:p>
          </table:table-cell>
          <table:table-cell table:style-name="ce2" table:formula="oooc:=NORMSDIST([.H2])" office:value-type="float" office:value="0.779131290944216">
            <text:p>0.7791</text:p>
          </table:table-cell>
          <table:table-cell/>
          <table:table-cell office:value-type="string">
            <text:p>theta call</text:p>
          </table:table-cell>
          <table:table-cell table:formula="oooc:=((-[.B3]*[.H4]*[.B6])/(2*SQRT(T))-(r*K*EXP(-r*T)*N_pd2))" office:value-type="float" office:value="-7.42421294446697">
            <text:p>-7.42</text:p>
          </table:table-cell>
          <table:table-cell table:number-columns-repeated="3"/>
        </table:table-row>
        <table:table-row table:style-name="ro1">
          <table:table-cell office:value-type="string">
            <text:p>Risk free rate \(r)</text:p>
          </table:table-cell>
          <table:table-cell office:value-type="float" office:value="0.1">
            <text:p>0.1</text:p>
          </table:table-cell>
          <table:table-cell/>
          <table:table-cell office:value-type="string">
            <text:p>ln_SK</text:p>
          </table:table-cell>
          <table:table-cell table:style-name="ce2" table:formula="oooc:=LN(S/K)" office:value-type="float" office:value="0.048790164169432">
            <text:p>0.0488</text:p>
          </table:table-cell>
          <table:table-cell/>
          <table:table-cell table:style-name="ce2" office:value-type="string">
            <text:p>N_pd2</text:p>
          </table:table-cell>
          <table:table-cell table:style-name="ce2" table:formula="oooc:=NORMSDIST([.H3])" office:value-type="float" office:value="0.734946036845941">
            <text:p>0.7349</text:p>
          </table:table-cell>
          <table:table-cell/>
          <table:table-cell office:value-type="string">
            <text:p>theta put</text:p>
          </table:table-cell>
          <table:table-cell table:formula="oooc:=((-So*[.H4]*v)/(2*SQRT(T))+(r*K*EXP(-r*T)*[.H7]))" office:value-type="float" office:value="-3.61929524646411">
            <text:p>-3.62</text:p>
          </table:table-cell>
          <table:table-cell table:number-columns-repeated="3"/>
        </table:table-row>
        <table:table-row table:style-name="ro1">
          <table:table-cell office:value-type="string">
            <text:p>Volatility (v)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vv_T2</text:p>
          </table:table-cell>
          <table:table-cell table:style-name="ce2" table:formula="oooc:=(v*v*T)/2" office:value-type="float" office:value="0.01">
            <text:p>0.0100</text:p>
          </table:table-cell>
          <table:table-cell/>
          <table:table-cell table:style-name="ce2" office:value-type="string">
            <text:p>N_md1</text:p>
          </table:table-cell>
          <table:table-cell table:style-name="ce2" table:formula="oooc:=NORMSDIST(-_d1)" office:value-type="float" office:value="0.220868709055784">
            <text:p>0.2209</text:p>
          </table:table-cell>
          <table:table-cell/>
          <table:table-cell office:value-type="string">
            <text:p>rho call</text:p>
          </table:table-cell>
          <table:table-cell table:formula="oooc:=T*K*EXP(-r*T)*N_pd2" office:value-type="float" office:value="13.9820459133609">
            <text:p>13.98</text:p>
          </table:table-cell>
          <table:table-cell table:number-columns-repeated="3"/>
        </table:table-row>
        <table:table-row table:style-name="ro1">
          <table:table-cell office:value-type="string">
            <text:p>Time to maturity (T)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vRtT</text:p>
          </table:table-cell>
          <table:table-cell table:style-name="ce2" table:formula="oooc:=v*SQRT(T)" office:value-type="float" office:value="0.14142135623731">
            <text:p>0.1414</text:p>
          </table:table-cell>
          <table:table-cell/>
          <table:table-cell table:style-name="ce2" office:value-type="string">
            <text:p>N_md2</text:p>
          </table:table-cell>
          <table:table-cell table:style-name="ce2" table:formula="oooc:=NORMSDIST(-_d2)" office:value-type="float" office:value="0.265053963154059">
            <text:p>0.2651</text:p>
          </table:table-cell>
          <table:table-cell/>
          <table:table-cell office:value-type="string">
            <text:p>rho put</text:p>
          </table:table-cell>
          <table:table-cell table:formula="oooc:=-T*K*EXP(-r*T)*[.H7]" office:value-type="float" office:value="-5.04254257665338">
            <text:p>-5.0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delta call</text:p>
          </table:table-cell>
          <table:table-cell table:formula="oooc:=[.H4]" office:value-type="float" office:value="0.779131290944216">
            <text:p>0.7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delta put</text:p>
          </table:table-cell>
          <table:table-cell table:formula="oooc:=[.H8]-1" office:value-type="float" office:value="-0.220868709055784">
            <text:p>-0.22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ooc:=S*N_pd1*v" office:value-type="float" office:value="6.54470284393142">
            <text:p>6.54</text:p>
          </table:table-cell>
          <table:table-cell table:number-columns-repeated="3"/>
          <table:table-cell table:formula="oooc:=K*EXP(-r*T)" office:value-type="float" office:value="38.0491769800286">
            <text:p>38.05</text:p>
          </table:table-cell>
        </table:table-row>
        <table:table-row table:style-name="ro1">
          <table:table-cell table:number-columns-repeated="9"/>
          <table:table-cell table:formula="oooc:=(2*SQRT(T))" office:value-type="float" office:value="1.4142135623731">
            <text:p>1.41</text:p>
          </table:table-cell>
          <table:table-cell table:number-columns-repeated="3"/>
          <table:table-cell table:formula="oooc:=N_pd2" office:value-type="float" office:value="0.734946036845941">
            <text:p>0.73</text:p>
          </table:table-cell>
        </table:table-row>
        <table:table-row table:style-name="ro1">
          <table:table-cell table:number-columns-repeated="6"/>
          <table:table-cell table:formula="oooc:=SQRT(T)" office:value-type="float" office:value="0.707106781186548">
            <text:p>0.71</text:p>
          </table:table-cell>
          <table:table-cell table:formula="oooc:=[.A4]*EXP(-[.A5]*[.A7])" office:value-type="float" office:value="0">
            <text:p>0</text:p>
          </table:table-cell>
          <table:table-cell/>
          <table:table-cell table:style-name="ce2" table:formula="oooc:=([.B5]*[.B4]*EXP(-[.B5]*[.B7])*[.H5])" office:value-type="float" office:value="2.79640918267218">
            <text:p>2.7964</text:p>
          </table:table-cell>
          <table:table-cell table:number-columns-repeated="3"/>
          <table:table-cell table:formula="oooc:=So*[.H6]" office:value-type="float" office:value="9.27648578034292">
            <text:p>9.28</text:p>
          </table:table-cell>
        </table:table-row>
        <table:table-row table:style-name="ro1">
          <table:table-cell table:number-columns-repeated="9"/>
          <table:table-cell table:style-name="ce2" table:formula="oooc:=[.J14]*[.J15]" office:value-type="float" office:value="2.79640918267218">
            <text:p>2.7964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ooc:=r*K*EXP(-r*T)" office:value-type="float" office:value="3.80491769800286">
            <text:p>3.8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ooc:=N_pd2" office:value-type="float" office:value="0.734946036845941">
            <text:p>0.73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8"/>
          <table:table-cell office:value-type="string">
            <text:p>ln_SoK</text:p>
          </table:table-cell>
          <table:table-cell table:style-name="ce4" table:formula="oooc:=LN(So/K)" office:value-type="float" office:value="0.048790164169432">
            <text:p>0.04879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r_pvv2_T</text:p>
          </table:table-cell>
          <table:table-cell table:style-name="ce4" table:formula="oooc:=((r+((v*v)/2))*T)" office:value-type="float" office:value="0.06">
            <text:p>0.06000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r_mvv2_T</text:p>
          </table:table-cell>
          <table:table-cell table:style-name="ce4" table:formula="oooc:=((r-((v*v)/2))*T)" office:value-type="float" office:value="0.04">
            <text:p>0.04000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v2T</text:p>
          </table:table-cell>
          <table:table-cell table:style-name="ce4" table:formula="oooc:=(v*POWER(T;0.5))" office:value-type="float" office:value="0.14142135623731">
            <text:p>0.14142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KerT</text:p>
          </table:table-cell>
          <table:table-cell table:style-name="ce4" table:formula="oooc:=K*EXP(-r*T)" office:value-type="float" office:value="38.0491769800286">
            <text:p>38.04917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rT</text:p>
          </table:table-cell>
          <table:table-cell table:style-name="ce4" table:formula="oooc:=[.B5]*[.B7]" office:value-type="float" office:value="0.05">
            <text:p>0.05000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v2T_2</text:p>
          </table:table-cell>
          <table:table-cell table:style-name="ce4" table:formula="oooc:=([.B6]*[.B6]*[.B7])/2" office:value-type="float" office:value="0.01">
            <text:p>0.01000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So" table:base-cell-address="$Sheet1.$B$3" table:cell-range-address="$Sheet1.$B$3"/>
        <table:named-range table:name="K" table:base-cell-address="$Sheet1.$B$4" table:cell-range-address="$Sheet1.$B$4"/>
        <table:named-range table:name="r" table:base-cell-address="$Sheet1.$B$5" table:cell-range-address="$Sheet1.$B$5"/>
        <table:named-range table:name="v" table:base-cell-address="$Sheet1.$B$6" table:cell-range-address="$Sheet1.$B$6"/>
        <table:named-range table:name="T" table:base-cell-address="$Sheet1.$B$7" table:cell-range-address="$Sheet1.$B$7"/>
        <table:named-range table:name="_d1" table:base-cell-address="$Sheet1.$D$10" table:cell-range-address="$Sheet1.$H$2"/>
        <table:named-range table:name="_d2" table:base-cell-address="$Sheet1.$D$11" table:cell-range-address="$Sheet1.$H$3"/>
        <table:named-range table:name="c" table:base-cell-address="$Sheet1.$D$12" table:cell-range-address="$Sheet1.$H$#REF!"/>
        <table:named-range table:name="p" table:base-cell-address="$Sheet1.$D$13" table:cell-range-address="$Sheet1.$H$#REF!"/>
        <table:named-range table:name="N_pd2" table:base-cell-address="$Sheet1.$E$5" table:cell-range-address="$Sheet1.$H$5"/>
        <table:named-range table:name="N_pd1" table:base-cell-address="$Sheet1.$E$4" table:cell-range-address="$Sheet1.$H$4"/>
        <table:named-range table:name="S" table:base-cell-address="$Sheet1.$B$3" table:cell-range-address="$Sheet1.$B$3"/>
        <table:named-range table:name="N_md1" table:base-cell-address="$Sheet1.$G$6" table:cell-range-address="$Sheet1.$G$6"/>
        <table:named-range table:name="N_md2" table:base-cell-address="$Sheet1.$G$7" table:cell-range-address="$Sheet1.$G$7"/>
        <table:named-range table:name="xN_md1" table:base-cell-address="$Sheet1.$G$6" table:cell-range-address="$Sheet1.$G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0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9">09/08/2008</text:date>, <text:time>13:4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06-11T17:04:20</meta:creation-date>
    <dc:date>2008-08-09T13:42:52</dc:date>
    <meta:editing-cycles>10</meta:editing-cycles>
    <meta:editing-duration>PT10H15M39S</meta:editing-duration>
    <meta:user-defined meta:name="Info 1"/>
    <meta:user-defined meta:name="Info 2"/>
    <meta:user-defined meta:name="Info 3"/>
    <meta:user-defined meta:name="Info 4"/>
    <meta:document-statistic meta:table-count="3" meta:cell-count="83"/>
  </office:meta>
</office:document-meta>
</file>